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4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35cm"/>
    </style:style>
    <style:style style:name="gr6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61cm"/>
    </style:style>
    <style:style style:name="co1" style:family="table-column">
      <style:table-column-properties style:column-width="0.699cm" style:use-optimal-column-width="false"/>
    </style:style>
    <style:style style:name="co2" style:family="table-column">
      <style:table-column-properties style:column-width="1.097cm" style:use-optimal-column-width="false"/>
    </style:style>
    <style:style style:name="co3" style:family="table-column">
      <style:table-column-properties style:column-width="1.118cm" style:use-optimal-column-width="false"/>
    </style:style>
    <style:style style:name="co4" style:family="table-column">
      <style:table-column-properties style:column-width="0.617cm" style:use-optimal-column-width="false"/>
    </style:style>
    <style:style style:name="co5" style:family="table-column">
      <style:table-column-properties style:column-width="0.645cm" style:use-optimal-column-width="false"/>
    </style:style>
    <style:style style:name="co6" style:family="table-column">
      <style:table-column-properties style:column-width="1.205cm" style:use-optimal-column-width="false"/>
    </style:style>
    <style:style style:name="co7" style:family="table-column">
      <style:table-column-properties style:column-width="1.14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fo:font-family="'Times New Roman'" style:font-style-name="Regular" style:font-family-generic="roman" style:font-pitch="variable" fo:font-size="8pt" fo:font-style="italic" style:font-size-asian="18pt" style:font-style-asian="italic" style:font-size-complex="18pt" style:font-style-complex="italic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01cm solid #000000" fo:border-right="none" fo:border-top="none" fo:border-bottom="none"/>
      <style:text-properties fo:font-family="'Times New Roman'" style:font-family-generic="roman" style:font-pitch="variable" fo:font-size="8pt" style:font-size-asian="8pt" style:font-size-complex="8pt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none" fo:border-top="0.001cm solid #000000" fo:border-bottom="none"/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01cm solid #000000" fo:border-right="none" fo:border-top="0.001cm solid #000000" fo:border-bottom="none"/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01cm solid #000000" fo:border-right="none" fo:border-top="none" fo:border-bottom="none"/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style-name="Regular" style:font-family-generic="roman" style:font-pitch="variable" fo:font-size="8pt" fo:font-style="italic" style:font-size-asian="18pt" style:font-style-asian="italic" style:font-size-complex="18pt" style:font-style-complex="italic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none" fo:border-top="none" fo:border-bottom="0.001cm solid #000000"/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000000"/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001cm solid #000000" fo:border-top="none" fo:border-bottom="none"/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3" style:family="paragraph">
      <style:paragraph-properties fo:margin-top="0.203cm" fo:margin-bottom="0cm" fo:text-align="center"/>
    </style:style>
    <style:style style:name="P4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P5" style:family="paragraph">
      <style:paragraph-properties fo:text-align="center"/>
      <style:text-properties fo:font-family="'Times New Roman'" style:font-style-name="Regular" style:font-family-generic="roman" style:font-pitch="variable" fo:font-size="10pt" fo:font-style="italic" style:font-size-asian="18pt" style:font-style-asian="italic" style:font-size-complex="18pt" style:font-style-complex="italic"/>
    </style:style>
    <style:style style:name="P6" style:family="paragraph">
      <style:text-properties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7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family-generic="roman" style:font-pitch="variable" fo:font-size="8pt" style:font-size-asian="8pt" style:font-size-complex="8pt"/>
    </style:style>
    <style:style style:name="T3" style:family="text">
      <style:text-properties fo:font-family="'Times New Roman'" style:font-style-name="Regular" style:font-family-generic="roman" style:font-pitch="variable" fo:font-size="8pt" fo:font-style="italic" style:font-size-asian="18pt" style:font-style-asian="italic" style:font-size-complex="18pt" style:font-style-complex="italic"/>
    </style:style>
    <style:style style:name="T4" style:family="text">
      <style:text-properties fo:font-family="'Times New Roman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5" style:family="text">
      <style:text-properties fo:font-family="'Times New Roman'" style:font-style-name="Regular" style:font-family-generic="roman" style:font-pitch="variable" fo:font-size="8pt" style:font-size-asian="18pt" style:font-size-complex="18pt"/>
    </style:style>
    <style:style style:name="T6" style:family="text">
      <style:text-properties fo:font-family="'Times New Roman'" style:font-style-name="Regular" style:font-family-generic="roman" style:font-pitch="variable" fo:font-size="10pt" fo:font-style="italic" style:font-size-asian="18pt" style:font-style-asian="italic" style:font-size-complex="18pt" style:font-style-complex="italic"/>
    </style:style>
    <style:style style:name="T7" style:family="text">
      <style:text-properties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8" style:family="text">
      <style:text-properties style:text-position="-33% 58%" fo:font-family="'Times New Roman'" style:font-style-name="Regular" style:font-family-generic="roman" style:font-pitch="variable" fo:font-size="10pt" fo:font-style="normal" style:font-size-asian="18pt" style:font-style-asian="normal" style:font-size-complex="18pt" style:font-style-complex="normal"/>
    </style:style>
    <style:style style:name="T9" style:family="text">
      <style:text-properties fo:font-family="'Times New Roman'" style:font-style-name="Regular" style:font-family-generic="roman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10" style:family="text">
      <style:text-properties fo:font-family="'Times New Roman'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style:style style:name="T11" style:family="text">
      <style:text-properties fo:font-family="'Times New Roman'" style:font-family-generic="roman" style:font-pitch="variable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12" style:family="text">
      <style:text-properties style:text-position="-33% 58%" fo:font-family="'Times New Roman'" style:font-family-generic="roman" style:font-pitch="variable" fo:font-size="10pt" fo:font-style="normal" style:font-family-asian="'Times New Roman'" style:font-style-name-asian="Regular" style:font-family-generic-asian="roman" style:font-size-asian="10pt" style:font-style-asian="normal" style:font-family-complex="'Times New Roman'" style:font-style-name-complex="Regular" style:font-family-generic-complex="roman" style:font-size-complex="10pt" style:font-style-complex="normal"/>
    </style:style>
    <style:style style:name="T13" style:family="text">
      <style:text-properties fo:font-family="'Times New Roman'" style:font-family-generic="roman" style:font-pitch="variable" fo:font-size="10pt" fo:font-style="normal" style:font-family-asian="'Times New Roman'" style:font-style-name-asian="Regular" style:font-family-generic-asian="roman" style:font-size-asian="10pt" style:font-style-asian="normal" style:font-family-complex="'Times New Roman'" style:font-style-name-complex="Regular" style:font-family-generic-complex="roman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2.54cm" svg:height="1.397cm" svg:x="4.505cm" svg:y="7.151cm">
          <text:p text:style-name="P1"><text:span text:style-name="T1">E</text:span><text:span text:style-name="T2">xercise: </text:span></text:p>
          <text:p text:style-name="P1"><text:span text:style-name="T2">set up class Human</text:span></text:p>
        </draw:ellipse>
        <draw:ellipse draw:style-name="gr1" draw:text-style-name="P2" xml:id="id1" draw:id="id1" draw:layer="layout" svg:width="1.905cm" svg:height="1.27cm" svg:x="4.832cm" svg:y="4.865cm">
          <text:p text:style-name="P1"><text:span text:style-name="T2">Class &amp; </text:span><text:span text:style-name="T1">O</text:span><text:span text:style-name="T2">bject</text:span></text:p>
        </draw:ellipse>
        <draw:ellipse draw:style-name="gr1" draw:text-style-name="P2" xml:id="id3" draw:id="id3" draw:layer="layout" svg:width="1.905cm" svg:height="1.27cm" svg:x="8.707cm" svg:y="4.865cm">
          <text:p text:style-name="P1"><text:span text:style-name="T1">J</text:span><text:span text:style-name="T2">ava</text:span></text:p>
        </draw:ellipse>
        <draw:ellipse draw:style-name="gr1" draw:text-style-name="P2" xml:id="id4" draw:id="id4" draw:layer="layout" svg:width="1.905cm" svg:height="1.27cm" svg:x="12.39cm" svg:y="4.865cm">
          <text:p text:style-name="P1"><text:span text:style-name="T1">I</text:span><text:span text:style-name="T2">nterface</text:span></text:p>
        </draw:ellipse>
        <draw:connector draw:style-name="gr2" draw:text-style-name="P1" draw:layer="layout" draw:type="line" svg:x1="5.784cm" svg:y1="6.135cm" svg:x2="5.775cm" svg:y2="7.151cm" draw:start-shape="id1" draw:start-glue-point="2" draw:end-shape="id2" draw:end-glue-point="0" svg:d="M5784 6135l-9 1016">
          <text:p/>
        </draw:connector>
        <draw:frame draw:style-name="standard" draw:layer="layout" svg:width="2.913cm" svg:height="1.799cm" svg:x="4.424cm" svg:y="8.7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3"><text:span text:style-name="T3">O</text:span></text:p>
              </table:table-cell>
              <table:table-cell table:style-name="ce2">
                <text:p text:style-name="P3"><text:span text:style-name="T4">P</text:span><text:span text:style-name="T2">(</text:span><text:span text:style-name="T4">E</text:span><text:span text:style-name="T2">=1)</text:span></text:p>
              </table:table-cell>
              <table:table-cell table:style-name="ce3">
                <text:p text:style-name="P3"><text:span text:style-name="T4">P</text:span><text:span text:style-name="T2">(</text:span><text:span text:style-name="T4">E</text:span><text:span text:style-name="T2">=0)</text:span></text:p>
              </table:table-cell>
            </table:table-row>
            <table:table-row table:style-name="ro1" table:default-cell-style-name="ce4">
              <table:table-cell>
                <text:p text:style-name="P3"><text:span text:style-name="T5">1</text:span></text:p>
              </table:table-cell>
              <table:table-cell table:style-name="ce5">
                <text:p text:style-name="P3"><text:span text:style-name="T5">1</text:span></text:p>
              </table:table-cell>
              <table:table-cell>
                <text:p text:style-name="P3"><text:span text:style-name="T5">0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5">0</text:span></text:p>
              </table:table-cell>
              <table:table-cell table:style-name="ce6">
                <text:p text:style-name="P3"><text:span text:style-name="T5">0</text:span></text:p>
              </table:table-cell>
              <table:table-cell>
                <text:p text:style-name="P3"><text:span text:style-name="T5">1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1" draw:layer="layout" draw:type="line" svg:x1="6.737cm" svg:y1="5.5cm" svg:x2="8.707cm" svg:y2="5.5cm" draw:start-shape="id1" draw:start-glue-point="1" draw:end-shape="id3" draw:end-glue-point="3" svg:d="M6737 5500h1970">
          <text:p/>
        </draw:connector>
        <draw:connector draw:style-name="gr2" draw:text-style-name="P1" draw:layer="layout" draw:type="line" svg:x1="12.39cm" svg:y1="5.5cm" svg:x2="10.612cm" svg:y2="5.5cm" draw:start-shape="id4" draw:start-glue-point="3" draw:end-shape="id3" draw:end-glue-point="1" svg:d="M12390 5500h-1778">
          <text:p/>
        </draw:connector>
        <draw:frame draw:style-name="gr3" draw:text-style-name="P4" draw:layer="layout" svg:width="2.54cm" svg:height="0.895cm" svg:x="3.802cm" svg:y="3.924cm">
          <draw:text-box>
            <text:p><text:span text:style-name="T4">P</text:span><text:span text:style-name="T2">(</text:span><text:span text:style-name="T4">O</text:span><text:span text:style-name="T2">=1) <text:s text:c="3"/></text:span><text:span text:style-name="T4">P</text:span><text:span text:style-name="T2">(</text:span><text:span text:style-name="T4">O</text:span><text:span text:style-name="T2">=0)</text:span></text:p>
            <text:p><text:span text:style-name="T2"><text:s/></text:span><text:span text:style-name="T2">0.505 <text:s text:c="6"/>0.495</text:span></text:p>
          </draw:text-box>
        </draw:frame>
        <draw:frame draw:style-name="gr3" draw:text-style-name="P4" draw:layer="layout" svg:width="2.54cm" svg:height="0.895cm" svg:x="12.202cm" svg:y="3.925cm">
          <draw:text-box>
            <text:p><text:span text:style-name="T4">P</text:span><text:span text:style-name="T2">(</text:span><text:span text:style-name="T4">I</text:span><text:span text:style-name="T2">=1) <text:s text:c="3"/></text:span><text:span text:style-name="T4">P</text:span><text:span text:style-name="T2">(</text:span><text:span text:style-name="T4">I</text:span><text:span text:style-name="T2">=0)</text:span></text:p>
            <text:p><text:span text:style-name="T2"><text:s text:c="4"/></text:span><text:span text:style-name="T2">1 <text:s text:c="12"/>0</text:span></text:p>
          </draw:text-box>
        </draw:frame>
        <draw:frame draw:style-name="standard" draw:layer="layout" svg:width="3.606cm" svg:height="2.999cm" svg:x="7.945cm" svg:y="1.79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7">
              <table:table-cell>
                <text:p text:style-name="P1"><text:span text:style-name="T3">O</text:span></text:p>
              </table:table-cell>
              <table:table-cell>
                <text:p text:style-name="P1"><text:span text:style-name="T3">I</text:span></text:p>
              </table:table-cell>
              <table:table-cell table:style-name="ce8">
                <text:p text:style-name="P1"><text:span text:style-name="T3">P</text:span><text:span text:style-name="T5">(</text:span><text:span text:style-name="T3">J</text:span><text:span text:style-name="T5">=1)</text:span></text:p>
              </table:table-cell>
              <table:table-cell table:style-name="ce9">
                <text:p text:style-name="P1"><text:span text:style-name="T3">P</text:span><text:span text:style-name="T5">(</text:span><text:span text:style-name="T3">J</text:span><text:span text:style-name="T5">=0)</text:span></text:p>
              </table:table-cell>
            </table:table-row>
            <table:table-row table:style-name="ro1" table:default-cell-style-name="ce10">
              <table:table-cell>
                <text:p text:style-name="P1"><text:span text:style-name="T5">1</text:span></text:p>
              </table:table-cell>
              <table:table-cell table:style-name="ce11">
                <text:p text:style-name="P1"><text:span text:style-name="T5">1</text:span></text:p>
              </table:table-cell>
              <table:table-cell>
                <text:p text:style-name="P1"><text:span text:style-name="T5">1.0</text:span></text:p>
              </table:table-cell>
              <table:table-cell>
                <text:p text:style-name="P1"><text:span text:style-name="T5">0</text:span></text:p>
              </table:table-cell>
            </table:table-row>
            <table:table-row table:style-name="ro1" table:default-cell-style-name="ce10">
              <table:table-cell>
                <text:p text:style-name="P1"><text:span text:style-name="T5">1</text:span></text:p>
              </table:table-cell>
              <table:table-cell table:style-name="ce11">
                <text:p text:style-name="P1"><text:span text:style-name="T5">0</text:span></text:p>
              </table:table-cell>
              <table:table-cell>
                <text:p text:style-name="P1"><text:span text:style-name="T5">0.6</text:span></text:p>
              </table:table-cell>
              <table:table-cell>
                <text:p text:style-name="P1"><text:span text:style-name="T5">0.4</text:span></text:p>
              </table:table-cell>
            </table:table-row>
            <table:table-row table:style-name="ro1" table:default-cell-style-name="ce10">
              <table:table-cell>
                <text:p text:style-name="P1"><text:span text:style-name="T5">0</text:span></text:p>
              </table:table-cell>
              <table:table-cell table:style-name="ce11">
                <text:p text:style-name="P1"><text:span text:style-name="T5">1</text:span></text:p>
              </table:table-cell>
              <table:table-cell>
                <text:p text:style-name="P1"><text:span text:style-name="T5">0.4</text:span></text:p>
              </table:table-cell>
              <table:table-cell>
                <text:p text:style-name="P1"><text:span text:style-name="T5">0.6</text:span></text:p>
              </table:table-cell>
            </table:table-row>
            <table:table-row table:style-name="ro1" table:default-cell-style-name="ce10">
              <table:table-cell>
                <text:p text:style-name="P1"><text:span text:style-name="T5">0</text:span></text:p>
              </table:table-cell>
              <table:table-cell table:style-name="ce11">
                <text:p text:style-name="P1"><text:span text:style-name="T5">0</text:span></text:p>
              </table:table-cell>
              <table:table-cell>
                <text:p text:style-name="P1"><text:span text:style-name="T5">0.0</text:span></text:p>
              </table:table-cell>
              <table:table-cell>
                <text:p text:style-name="P1"><text:span text:style-name="T5">1.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5" xml:id="id5" draw:id="id5" draw:layer="layout" svg:width="0.889cm" svg:height="0.889cm" svg:x="5.576cm" svg:y="13.458cm">
          <text:p text:style-name="P1"><text:span text:style-name="T6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035cm" svg:height="0.772cm" svg:x="10.112cm" svg:y="7.279cm">
          <draw:text-box>
            <text:p><text:span text:style-name="T7">(a)</text:span></text:p>
          </draw:text-box>
        </draw:frame>
        <draw:custom-shape draw:style-name="gr4" draw:text-style-name="P5" xml:id="id6" draw:id="id6" draw:layer="layout" svg:width="0.889cm" svg:height="0.889cm" svg:x="5.551cm" svg:y="15.873cm">
          <text:p text:style-name="P1"><text:span text:style-name="T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0.889cm" svg:height="0.889cm" svg:x="8.591cm" svg:y="13.457cm">
          <text:p text:style-name="P1">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0.889cm" svg:height="0.889cm" svg:x="11.391cm" svg:y="13.457cm">
          <text:p text:style-name="P1">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02cm" svg:y1="14.347cm" svg:x2="5.995cm" svg:y2="15.873cm" draw:start-shape="id5" draw:start-glue-point="8" draw:end-shape="id6" draw:end-glue-point="4" svg:d="M6020 14347l-25 1526">
          <text:p/>
        </draw:connector>
        <draw:connector draw:style-name="gr6" draw:text-style-name="P1" draw:layer="layout" draw:type="line" svg:x1="5.295cm" svg:y1="17.464cm" svg:x2="5.995cm" svg:y2="16.762cm" draw:start-shape="id7" draw:start-glue-point="4" draw:end-shape="id6" draw:end-glue-point="8" svg:d="M5295 17464l700-702">
          <text:p/>
        </draw:connector>
        <draw:custom-shape draw:style-name="gr7" draw:text-style-name="P5" xml:id="id7" draw:id="id7" draw:layer="layout" svg:width="0.889cm" svg:height="0.889cm" svg:x="4.851cm" svg:y="17.464cm">
          <text:p text:style-name="P1"><text:span text:style-name="T6">F</text:span><text:span text:style-name="T8">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23cm" svg:height="0.729cm" svg:x="4.132cm" svg:y="18.307cm">
          <draw:text-box>
            <text:p><text:span text:style-name="T9">β</text:span><text:span text:style-name="T10">(</text:span><text:span text:style-name="T11">F</text:span><text:span text:style-name="T12">51</text:span><text:span text:style-name="T13">;</text:span><text:span text:style-name="T10"> 51, 0)</text:span></text:p>
          </draw:text-box>
        </draw:frame>
        <draw:connector draw:style-name="gr6" draw:text-style-name="P1" draw:layer="layout" draw:type="line" svg:x1="7.295cm" svg:y1="17.473cm" svg:x2="5.995cm" svg:y2="16.762cm" draw:start-shape="id8" draw:start-glue-point="4" draw:end-shape="id6" draw:end-glue-point="8" svg:d="M7295 17473l-1300-711">
          <text:p/>
        </draw:connector>
        <draw:custom-shape draw:style-name="gr7" draw:text-style-name="P5" xml:id="id8" draw:id="id8" draw:layer="layout" svg:width="0.889cm" svg:height="0.889cm" svg:x="6.851cm" svg:y="17.473cm">
          <text:p text:style-name="P1"><text:span text:style-name="T6">F</text:span><text:span text:style-name="T8">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23cm" svg:height="0.729cm" svg:x="6.332cm" svg:y="18.317cm">
          <draw:text-box>
            <text:p><text:span text:style-name="T9">β</text:span><text:span text:style-name="T10">(</text:span><text:span text:style-name="T11">F</text:span><text:span text:style-name="T12">52</text:span><text:span text:style-name="T13">;</text:span><text:span text:style-name="T10"> 0, 50)</text:span></text:p>
          </draw:text-box>
        </draw:frame>
        <draw:custom-shape draw:style-name="gr7" draw:text-style-name="P5" xml:id="id9" draw:id="id9" draw:layer="layout" svg:width="0.889cm" svg:height="0.889cm" svg:x="4.876cm" svg:y="11.758cm">
          <text:p text:style-name="P1"><text:span text:style-name="T6">F</text:span><text:span text:style-name="T8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5.32cm" svg:y1="12.647cm" svg:x2="6.02cm" svg:y2="13.458cm" draw:start-shape="id9" draw:start-glue-point="8" draw:end-shape="id5" draw:end-glue-point="4" svg:d="M5320 12647l700 811">
          <text:p/>
        </draw:connector>
        <draw:frame draw:style-name="gr9" draw:text-style-name="P7" draw:layer="layout" svg:width="2.4cm" svg:height="0.729cm" svg:x="4.032cm" svg:y="11.115cm">
          <draw:text-box>
            <text:p><text:span text:style-name="T9">β</text:span><text:span text:style-name="T10">(</text:span><text:span text:style-name="T11">F</text:span><text:span text:style-name="T12">11</text:span><text:span text:style-name="T10">; 51, 50)</text:span></text:p>
          </draw:text-box>
        </draw:frame>
        <draw:custom-shape draw:style-name="gr7" draw:text-style-name="P5" xml:id="id10" draw:id="id10" draw:layer="layout" svg:width="0.889cm" svg:height="0.889cm" svg:x="7.476cm" svg:y="11.749cm">
          <text:p text:style-name="P1"><text:span text:style-name="T6">F</text:span><text:span text:style-name="T8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.92cm" svg:y1="12.638cm" svg:x2="9.035cm" svg:y2="13.457cm" draw:start-shape="id10" draw:start-glue-point="8" draw:end-shape="id11" svg:d="M7920 12638l1115 819">
          <text:p/>
        </draw:connector>
        <draw:custom-shape draw:style-name="gr7" draw:text-style-name="P5" xml:id="id12" draw:id="id12" draw:layer="layout" svg:width="0.889cm" svg:height="0.889cm" svg:x="9.776cm" svg:y="11.749cm">
          <text:p text:style-name="P1"><text:span text:style-name="T6">F</text:span><text:span text:style-name="T8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22cm" svg:y1="12.638cm" svg:x2="9.036cm" svg:y2="13.457cm" draw:start-shape="id12" draw:start-glue-point="8" svg:d="M10220 12638l-1184 819">
          <text:p/>
        </draw:connector>
        <draw:custom-shape draw:style-name="gr7" draw:text-style-name="P5" xml:id="id13" draw:id="id13" draw:layer="layout" svg:width="0.889cm" svg:height="0.889cm" svg:x="7.469cm" svg:y="15.158cm">
          <text:p text:style-name="P1"><text:span text:style-name="T6">F</text:span><text:span text:style-name="T8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7.913cm" svg:y1="15.158cm" svg:x2="9.035cm" svg:y2="14.346cm" draw:start-shape="id13" draw:start-glue-point="4" draw:end-shape="id11" draw:end-glue-point="8" svg:d="M7913 15158l1122-812">
          <text:p/>
        </draw:connector>
        <draw:custom-shape draw:style-name="gr7" draw:text-style-name="P5" xml:id="id14" draw:id="id14" draw:layer="layout" svg:width="0.889cm" svg:height="0.889cm" svg:x="9.776cm" svg:y="15.158cm">
          <text:p text:style-name="P1"><text:span text:style-name="T6">F</text:span><text:span text:style-name="T8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22cm" svg:y1="15.158cm" svg:x2="9.035cm" svg:y2="14.347cm" draw:start-shape="id14" draw:start-glue-point="4" svg:d="M10220 15158l-1185-811">
          <text:p/>
        </draw:connector>
        <draw:connector draw:style-name="gr2" draw:text-style-name="P1" draw:layer="layout" draw:type="line" svg:x1="6.465cm" svg:y1="13.902cm" svg:x2="8.591cm" svg:y2="13.901cm" draw:start-shape="id5" draw:start-glue-point="1" draw:end-shape="id11" draw:end-glue-point="6" svg:d="M6465 13902l2126-1">
          <text:p/>
        </draw:connector>
        <draw:connector draw:style-name="gr2" draw:text-style-name="P1" draw:layer="layout" draw:type="line" svg:x1="11.391cm" svg:y1="13.901cm" svg:x2="9.48cm" svg:y2="13.901cm" draw:start-shape="id15" draw:start-glue-point="6" draw:end-shape="id11" draw:end-glue-point="10" svg:d="M11391 13901h-1911">
          <text:p/>
        </draw:connector>
        <draw:custom-shape draw:style-name="gr7" draw:text-style-name="P5" draw:layer="layout" svg:width="0.889cm" svg:height="0.889cm" svg:x="12.176cm" svg:y="11.749cm">
          <text:p text:style-name="P1"><text:span text:style-name="T6">F</text:span><text:span text:style-name="T8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2.62cm" svg:y1="12.638cm" svg:x2="11.835cm" svg:y2="13.457cm" draw:end-shape="id15" draw:end-glue-point="4" svg:d="M12620 12638l-785 819">
          <text:p/>
        </draw:connector>
        <draw:frame draw:style-name="gr9" draw:text-style-name="P7" draw:layer="layout" svg:width="2.642cm" svg:height="0.729cm" svg:x="6.632cm" svg:y="11.116cm">
          <draw:text-box>
            <text:p><text:span text:style-name="T9">β</text:span><text:span text:style-name="T10">(</text:span><text:span text:style-name="T11">F</text:span><text:span text:style-name="T12">31</text:span><text:span text:style-name="T10">; 26, 0)</text:span></text:p>
          </draw:text-box>
        </draw:frame>
        <draw:frame draw:style-name="gr9" draw:text-style-name="P7" draw:layer="layout" svg:width="2.963cm" svg:height="0.729cm" svg:x="9.032cm" svg:y="11.117cm">
          <draw:text-box>
            <text:p><text:span text:style-name="T9">β</text:span><text:span text:style-name="T10">(</text:span><text:span text:style-name="T11">F</text:span><text:span text:style-name="T12">32</text:span><text:span text:style-name="T10">; 15, 10)</text:span></text:p>
          </draw:text-box>
        </draw:frame>
        <draw:frame draw:style-name="gr9" draw:text-style-name="P7" draw:layer="layout" svg:width="2.95cm" svg:height="0.729cm" svg:x="6.632cm" svg:y="16.017cm">
          <draw:text-box>
            <text:p><text:span text:style-name="T9">β</text:span><text:span text:style-name="T10">(</text:span><text:span text:style-name="T11">F</text:span><text:span text:style-name="T12">33</text:span><text:span text:style-name="T10">; 10, 15)</text:span></text:p>
          </draw:text-box>
        </draw:frame>
        <draw:frame draw:style-name="gr9" draw:text-style-name="P7" draw:layer="layout" svg:width="2.963cm" svg:height="0.729cm" svg:x="9.433cm" svg:y="16.018cm">
          <draw:text-box>
            <text:p><text:span text:style-name="T9">β</text:span><text:span text:style-name="T10">(</text:span><text:span text:style-name="T11">F</text:span><text:span text:style-name="T12">34</text:span><text:span text:style-name="T10">; 0, 25)</text:span></text:p>
          </draw:text-box>
        </draw:frame>
        <draw:frame draw:style-name="gr9" draw:text-style-name="P7" draw:layer="layout" svg:width="2.603cm" svg:height="0.729cm" svg:x="11.932cm" svg:y="11.116cm">
          <draw:text-box>
            <text:p><text:span text:style-name="T9">β</text:span><text:span text:style-name="T10">(</text:span><text:span text:style-name="T11">F</text:span><text:span text:style-name="T12">21</text:span><text:span text:style-name="T10">; 101, 0)</text:span></text:p>
          </draw:text-box>
        </draw:frame>
        <draw:frame draw:style-name="gr10" draw:text-style-name="P6" draw:layer="layout" svg:width="1.061cm" svg:height="0.772cm" svg:x="10.313cm" svg:y="17.479cm">
          <draw:text-box>
            <text:p><text:span text:style-name="T7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1-08T09:02:27.65</meta:creation-date>
    <dc:date>2016-05-25T22:01:52.64</dc:date>
    <dc:creator>Loc Nguyen</dc:creator>
    <meta:editing-duration>PT2H17M44S</meta:editing-duration>
    <meta:editing-cycles>43</meta:editing-cycles>
    <meta:generator>OpenOffice/4.1.2$Win32 OpenOffice.org_project/412m3$Build-9782</meta:generator>
    <meta:document-statistic meta:object-count="44"/>
  </office:meta>
</office:document-meta>
</file>